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paragraph-rsid="00092260" style:font-weight-asian="bold" style:font-weight-complex="bold"/>
    </style:style>
    <style:style style:name="P2" style:family="paragraph" style:parent-style-name="Standard">
      <style:text-properties style:text-underline-style="none" fo:font-weight="bold" officeooo:paragraph-rsid="000f4086" style:font-weight-asian="bold" style:font-weight-complex="bold"/>
    </style:style>
    <style:style style:name="P3" style:family="paragraph" style:parent-style-name="Standard">
      <style:text-properties style:text-underline-style="none" fo:font-weight="normal" officeooo:paragraph-rsid="00092260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paragraph-rsid="000a653b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paragraph-rsid="000f4086" style:font-weight-asian="normal" style:font-weight-complex="normal"/>
    </style:style>
    <style:style style:name="T1" style:family="text">
      <style:text-properties officeooo:rsid="00092260"/>
    </style:style>
    <style:style style:name="T2" style:family="text">
      <style:text-properties fo:font-weight="bold" officeooo:rsid="00092260" style:font-weight-asian="bold" style:font-weight-complex="bold"/>
    </style:style>
    <style:style style:name="T3" style:family="text">
      <style:text-properties fo:font-weight="normal" officeooo:rsid="00092260" style:font-weight-asian="normal" style:font-weight-complex="normal"/>
    </style:style>
    <style:style style:name="T4" style:family="text">
      <style:text-properties officeooo:rsid="000a653b"/>
    </style:style>
    <style:style style:name="T5" style:family="text">
      <style:text-properties officeooo:rsid="000c9344"/>
    </style:style>
    <style:style style:name="T6" style:family="text">
      <style:text-properties officeooo:rsid="000f4086"/>
    </style:style>
    <style:style style:name="T7" style:family="text">
      <style:text-properties officeooo:rsid="00110843"/>
    </style:style>
    <style:style style:name="T8" style:family="text">
      <style:text-properties officeooo:rsid="001280b4"/>
    </style:style>
    <style:style style:name="T9" style:family="text">
      <style:text-properties officeooo:rsid="00143e73"/>
    </style:style>
    <style:style style:name="T10" style:family="text">
      <style:text-properties officeooo:rsid="0015b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s différentes classes que vous avez créées en expliquant les héritages éventuelles : </text:span></text:p>
      <text:p text:style-name="P3"><text:span text:style-name="T1"/></text:p>
      <text:p text:style-name="P3"><text:span text:style-name="T1"/></text:p>
      <text:p text:style-name="P3"><text:span text:style-name="T2">Une documentation(Javadoc de vos classes méthodes :</text:span><text:span text:style-name="T1"> </text:span></text:p>
      <text:p text:style-name="P3"><text:span text:style-name="T1">Florian : pas fait</text:span></text:p>
      <text:p text:style-name="P3"><text:span text:style-name="T1">Pierre : pas fait</text:span></text:p>
      <text:p text:style-name="P3"><text:span text:style-name="T1">Rodolphe : pas fait</text:span></text:p>
      <text:p text:style-name="P3"><text:span text:style-name="T1"/></text:p>
      <text:p text:style-name="P1"><text:span text:style-name="T3"/></text:p>
      <text:p text:style-name="P2"><text:span text:style-name="T1">Les difficultés que vous avez rencontrés/Les choix d'implémentations</text:span></text:p>
      <text:p text:style-name="P3"><text:span text:style-name="T1">Problème : Que font les fourmis cannibales quand elles se rencontrent.</text:span></text:p>
      <text:p text:style-name="P3"><text:span text:style-name="T1">Solution : Les souris s'entretuent. Rajout d'une vérif dans la boucle ActionArrivé.</text:span></text:p>
      <text:p text:style-name="P3"><text:span text:style-name="T1"/></text:p>
      <text:p text:style-name="P3"><text:span text:style-name="T1">Problème : Comment regrouper les fourmis?</text:span></text:p>
      <text:p text:style-name="P3"><text:span text:style-name="T1">Solution : Faire une interface, et une classe mère fourmi normale qui définit une comportement de <text:tab/>base pour une fourmi.</text:span></text:p>
      <text:p text:style-name="P3"><text:span text:style-name="T1"/></text:p>
      <text:p text:style-name="P4"><text:span text:style-name="T4">Problème : Comment savoir où la forumi doit aller ?</text:span></text:p>
      <text:p text:style-name="P4"><text:span text:style-name="T4">Solution : Mettre des varibales pour sa pos et sa direction(comprise entre 0et3) </text:span></text:p>
      <text:p text:style-name="P4"><text:span text:style-name="T4"/></text:p>
      <text:p text:style-name="P4"><text:span text:style-name="T4">Problème : Comment faire pour qu'une fourmi cannibal ne se mange pas, et reconnaître les fourmis?</text:span></text:p>
      <text:p text:style-name="P4"><text:span text:style-name="T4">Solution : Mettre une variable de classe, et l'attribuer à une fourmi cannibal lors de sa création pour <text:tab/><text:tab/>incrémenter la variable de clas</text:span><text:span text:style-name="T5">se. Pour les autres fourmis, attrbuer la </text:span><text:span text:style-name="T7">valuer</text:span><text:span text:style-name="T5"> qui <text:tab/><text:tab/><text:tab/>correspond à son type ;<text:tab/></text:span></text:p>
      <text:p text:style-name="P4"><text:span text:style-name="T5"/></text:p>
      <text:p text:style-name="P5"><text:span text:style-name="T6">Problème : Comment savoir si une fourmi meurre ?</text:span></text:p>
      <text:p text:style-name="P5"><text:span text:style-name="T6">Solution : mettre un booléen mort</text:span></text:p>
      <text:p text:style-name="P5"><text:span text:style-name="T6"/></text:p>
      <text:p text:style-name="P5"><text:span text:style-name="T6">Problème : Comment regrouper les fourmis ?</text:span></text:p>
      <text:p text:style-name="P5"><text:span text:style-name="T6">Solution : La grande capacité à pouvoir supprimer les fourmis et en ajouter nous a semblé plus <text:tab/><text:tab/><text:tab/>propice à une liste chainée.</text:span></text:p>
      <text:p text:style-name="P5"><text:span text:style-name="T6"/></text:p>
      <text:p text:style-name="P5"><text:span text:style-name="T6">Problème : La couleur des </text:span><text:span text:style-name="T10">case sous les </text:span><text:span text:style-name="T6"><text:s/>fourmis changeait selon l'ordre daans lequel les fourmis partaient, qui était aléatoire.</text:span></text:p>
      <text:p text:style-name="P5"><text:span text:style-name="T6">Solution ; On créé une variable couleur, qui prend la couleur des fourmis quand elles arrivent sur <text:tab/><text:tab/>une case. Dans les fourmis présentent, aucune ne modifie la couleur à l'arrivée, donc <text:tab/><text:tab/>la case est modifié si une des fourmis au moins la modifie mais aucune ne rechange <text:tab/><text:tab/>la couleur.</text:span></text:p>
      <text:p text:style-name="P5"><text:span text:style-name="T6"/></text:p>
      <text:p text:style-name="P5"><text:span text:style-name="T6">Problème : Si une fourmi cannibale arrive sur une case, elle tue toutes les fourmis dont elle.</text:span></text:p>
      <text:p text:style-name="P5"><text:span text:style-name="T6">Solution : On incrémente la variable de classe lors nde la création des flourmis cannibal, donc on <text:tab/><text:tab/>peut différencier les fourmis cannibal et donc savoir si une fourmi cannibale essaie <text:tab/><text:tab/>de se manger.</text:span></text:p>
      <text:p text:style-name="P5"><text:span text:style-name="T6"/></text:p>
      <text:p text:style-name="P5"><text:span text:style-name="T6">Problème : Quelle méthode mettre pour la fourmi de base ?</text:span></text:p>
      <text:p text:style-name="P5"><text:span text:style-name="T6">Solution : </text:span><text:span text:style-name="T8">Nous avons choisi de regrouper les actions des fpourmlis en deux groupes : Les actions <text:tab/><text:tab/>avant le déplacement et les actionss après le déplacements. EN effet, les action après <text:tab/><text:tab/>(les cannibales mangent) pouvaient</text:span><text:span text:style-name="T9"> interférer, et donc en les regroupant nous évitons <text:tab/><text:tab/>ces soucis. De plus, le déplacmeent est le me pour tous, et la sauvegarde de la <text:tab/><text:tab/><text:tab/>couleur de la case actuel permet d'être sur de la couleur de la case au moment du <text:tab/><text:tab/><text:tab/><text:tab/>déplacement.</text:span></text:p>
      <text:p text:style-name="P4"><text:span text:style-name="T5"/></text:p>
      <text:p text:style-name="P3"><text:soft-page-break/><text:span text:style-name="T1"/></text:p>
      <text:p text:style-name="P1"><text:span text:style-name="T1"/></text:p>
      <text:p text:style-name="P1"><text:span text:style-name="T3"/></text:p>
      <text:p text:style-name="P1"><text:span text:style-name="T1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5:49:45</meta:creation-date>
    <dc:date>2014-04-09T16:22:10</dc:date>
    <meta:editing-duration>PT25M51S</meta:editing-duration>
    <meta:editing-cycles>11</meta:editing-cycles>
    <meta:generator>LibreOffice/4.0.2.2$Linux_x86 LibreOffice_project/400m0$Build-2</meta:generator>
    <meta:document-statistic meta:table-count="0" meta:image-count="0" meta:object-count="0" meta:page-count="2" meta:paragraph-count="24" meta:word-count="415" meta:character-count="2493" meta:non-whitespace-character-count="2065"/>
  </office:meta>
</office:document-meta>
</file>